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2" svg:font-family="'LM Mono 12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8ec43" officeooo:paragraph-rsid="0018ec43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officeooo:rsid="0018ec43" officeooo:paragraph-rsid="0018ec43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18ec43" officeooo:paragraph-rsid="001b6c4c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12pt" officeooo:rsid="0018ec43" officeooo:paragraph-rsid="0018ec43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2pt" officeooo:rsid="0018ec43" officeooo:paragraph-rsid="001b6c4c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2pt" officeooo:paragraph-rsid="0018ec43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2pt" officeooo:rsid="001b6c4c" officeooo:paragraph-rsid="001b6c4c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DejaVu Sans" fo:font-size="12pt" officeooo:rsid="001c6524" officeooo:paragraph-rsid="001c6524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ec43" style:font-weight-asian="bold" style:font-weight-complex="bold"/>
    </style:style>
    <style:style style:name="T5" style:family="text">
      <style:text-properties style:font-name="DejaVu Sans"/>
    </style:style>
    <style:style style:name="T6" style:family="text">
      <style:text-properties style:font-name="DejaVu Sans" fo:font-weight="bold" style:font-weight-asian="bold" style:font-weight-complex="bold"/>
    </style:style>
    <style:style style:name="T7" style:family="text">
      <style:text-properties style:font-name="DejaVu Sans" fo:font-size="10pt" fo:font-weight="bold" officeooo:rsid="0018ec43" style:font-size-asian="10pt" style:font-weight-asian="bold" style:font-size-complex="10pt" style:font-weight-complex="bold"/>
    </style:style>
    <style:style style:name="T8" style:family="text">
      <style:text-properties style:font-name="DejaVu Sans" fo:font-size="10pt" fo:font-weight="normal" officeooo:rsid="0018ec43" style:font-size-asian="10pt" style:font-weight-asian="normal" style:font-size-complex="10pt" style:font-weight-complex="normal"/>
    </style:style>
    <style:style style:name="T9" style:family="text">
      <style:text-properties style:font-name="DejaVu Sans" fo:font-size="10pt" officeooo:rsid="0018ec43" style:font-size-asian="10pt" style:font-size-complex="10pt"/>
    </style:style>
    <style:style style:name="T10" style:family="text">
      <style:text-properties style:font-name="DejaVu Sans" fo:font-size="10pt" officeooo:rsid="001b6c4c" style:font-size-asian="10pt" style:font-size-complex="10pt"/>
    </style:style>
    <style:style style:name="T11" style:family="text">
      <style:text-properties style:font-name="DejaVu Sans Mono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1d41ca" style:font-size-asian="12pt" style:font-size-complex="12pt"/>
    </style:style>
    <style:style style:name="T14" style:family="text">
      <style:text-properties fo:font-size="12pt" style:font-size-asian="10.5pt" style:font-size-complex="12pt"/>
    </style:style>
    <style:style style:name="T15" style:family="text">
      <style:text-properties fo:font-weight="normal" officeooo:rsid="0018ec43" style:font-weight-asian="normal" style:font-weight-complex="normal"/>
    </style:style>
    <style:style style:name="T16" style:family="text">
      <style:text-properties officeooo:rsid="001b6c4c"/>
    </style:style>
    <style:style style:name="T17" style:family="text">
      <style:text-properties fo:font-size="10pt" officeooo:rsid="0018ec43" style:font-size-asian="10pt" style:font-size-complex="10pt"/>
    </style:style>
    <style:style style:name="T18" style:family="text">
      <style:text-properties fo:font-size="10pt" officeooo:rsid="001b6c4c" style:font-size-asian="10pt" style:font-size-complex="10pt"/>
    </style:style>
    <style:style style:name="T19" style:family="text">
      <style:text-properties fo:font-size="10pt" style:font-size-asian="8.75pt" style:font-size-complex="10pt"/>
    </style:style>
    <style:style style:name="T20" style:family="text">
      <style:text-properties fo:font-size="10pt" fo:font-weight="bold" officeooo:rsid="0018ec43" style:font-size-asian="10pt" style:font-weight-asian="bold" style:font-size-complex="10pt" style:font-weight-complex="bold"/>
    </style:style>
    <style:style style:name="T21" style:family="text">
      <style:text-properties fo:font-size="10pt" fo:font-weight="normal" officeooo:rsid="0018ec43" style:font-size-asian="10pt" style:font-weight-asian="normal" style:font-size-complex="10pt" style:font-weight-complex="normal"/>
    </style:style>
    <style:style style:name="T22" style:family="text">
      <style:text-properties style:font-name="DejaVu Sans"/>
    </style:style>
    <style:style style:name="T23" style:family="text">
      <style:text-properties style:font-name="DejaVu Sans" style:font-size-asian="8.75pt"/>
    </style:style>
    <style:style style:name="T24" style:family="text">
      <style:text-properties style:font-name="DejaVu Sans" officeooo:rsid="001d41ca" style:font-size-asian="8.75pt"/>
    </style:style>
    <style:style style:name="T25" style:family="text">
      <style:text-properties style:font-name="DejaVu Sans" fo:font-size="12pt" style:font-size-asian="12pt" style:font-size-complex="12pt"/>
    </style:style>
    <style:style style:name="T26" style:family="text">
      <style:text-properties officeooo:rsid="001d41ca"/>
    </style:style>
    <style:style style:name="T27" style:family="text">
      <style:text-properties style:font-size-asian="8.75pt"/>
    </style:style>
    <style:style style:name="T28" style:family="text">
      <style:text-properties officeooo:rsid="001d41ca" style:font-size-asian="8.75pt"/>
    </style:style>
    <style:style style:name="T29" style:family="text">
      <style:text-properties officeooo:rsid="0018ec4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condo quanto previsto dalla Legge regionale numero 5/2014, ai comuni è fatto <text:s/>obbligo <text:s/>di <text:s/>spendere <text:s/>almeno <text:s/>il <text:s/>2 <text:s/>per cento delle somme <text:s/>loro <text:s/>trasferite come compartecipazione <text:s/>al <text:s/>gettito <text:s/>regionale dell’Imposta sul reddito delle persone fisiche (IRPEF) con <text:s/><text:span text:style-name="T1">"forme <text:s/>di <text:s/></text:span><text:span text:style-name="T2">democrazia <text:s/>partecipata</text:span><text:span text:style-name="T1">, <text:s/>utilizzando <text:s/>strumenti che <text:s/>coinvolgano <text:s/>la <text:s/>cittadinanza per la scelta di azioni di interesse comune."</text:span></text:p>
      <text:p text:style-name="P4"/>
      <text:p text:style-name="P4">Il <text:span text:style-name="T3">Comune di Catania</text:span> ottempera a questo obbligo predisponendo un insieme di proposte e sottoponendole a votazione attraverso mezzi telematici. A differenza di quanto avvenuto per consultazione precedente nella quale le preferenze erano comunicate via e-mail, per il 2017 il mezzo scelto dal comune è stata la piattaforma <text:span text:style-name="T3">Facebook</text:span>.</text:p>
      <text:p text:style-name="P4"/>
      <text:p text:style-name="P6"><text:span text:style-name="T4">Riteniamo inappropriata la scelta di un servizio gestito da una azienda privata </text:span><text:span text:style-name="T15">per un istituto importante come la Democrazia Partecipativa</text:span><text:span text:style-name="T29">, a maggior ragione in assenza di un accordo di servizio che fornisca garanzie sul corretto svolgimento della votazione ma soprattutto</text:span> alla luce degli ultimi scandali relativi all'opacita' dell'uso dei dati personali gestiti da Facebook.</text:p>
      <text:p text:style-name="P4"/>
      <text:p text:style-name="P5"><text:span text:style-name="T3">Rileviamo inoltre che così facendo si esclude chi, per scelta o per necessità, non possiede un account</text:span> sulla suddetta piattaforma, che stimiamo attorno al 40% degli aventi diritto. Infatti, secondo quanto stimato da Facebook stessa, il numero di account Facebook in Italia non supererebbe i 28 milioni (fonte vincos.it) su un totale di 46.905.154 aventi diritto al voto in Italia (aventi diritto al voto per la camera dei deputati, fonte Ministero dell'Interno). </text:p>
      <text:p text:style-name="P5"/>
      <text:p text:style-name="P7"><text:span text:style-name="T3">Esistono centinaia di piattaforme software libere che offrono il supporto di consultazioni e votazioni in rete</text:span> senza obbligo di comunicazione di dati sensibili oltre a quelli minimi necessari alla verifica di identità. Fra queste, una scelta tecnica dettata da principi di massima accessibilità dovrebbe privilegiare quelle che garantiscono la conformità agli standard internazionali di accessibilità e alle norme vigenti sulla protezione della riservatezza dei dati personali.</text:p>
      <text:p text:style-name="P5"/>
      <text:p text:style-name="P8">Ci auguriamo quindi <text:span text:style-name="T26">che l’amministrazione in occasione della prossima consultazione, in rispetto dei cittadini e della democrazia prenda più sul serio il concetto di Democrazia Partecipativa. </text:span><text:s/></text:p>
      <text:p text:style-name="P3"><text:s/></text:p>
      <text:p text:style-name="P1"/>
      <text:p text:style-name="P2"><text:span text:style-name="T12">Catania, </text:span><text:span text:style-name="T13">27</text:span><text:span text:style-name="T12">/</text:span><text:span text:style-name="T13">04</text:span><text:span text:style-name="T12">/201</text:span><text:span text:style-name="T13">8</text:span><text:span text:style-name="T12"> </text:span><text:s text:c="76"/><text:span text:style-name="T11">#lifeoutoff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 Mono 12" svg:font-family="'LM Mono 12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0937in" fo:margin-right="1.268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6:39:19.969536544</meta:creation-date>
    <dc:date>2018-04-25T18:54:42.361732247</dc:date>
    <meta:editing-duration>PT9M1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25" meta:character-count="2354" meta:non-whitespace-character-count="1935"/>
  </office:meta>
</office:document-meta>
</file>